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RESOLUTION OF THE MAYOR AND TOWN COUNCIL OF ROCK HALL</text:span> <text:span text:style-name="T1">IN SUPPORT OF EXPANDING CITIZEN-INITIATED BALLOT MEASURES IN THE STATE OF MARYLAND</text:span></text:p>
      <text:p text:style-name="Text_20_body"><text:span text:style-name="T2">WHEREAS</text:span>, representative government derives its just powers from the consent of the governed; and</text:p>
      <text:p text:style-name="Text_20_body"><text:span text:style-name="T2">WHEREAS</text:span>, Maryland citizens currently have limited ability to place statutory or constitutional questions directly before voters through citizen-initiated ballot measures; and</text:p>
      <text:p text:style-name="Text_20_body"><text:span text:style-name="T2">WHEREAS</text:span>, many states allow citizens, through clearly defined and orderly procedures, to propose laws or constitutional amendments for voter consideration; and</text:p>
      <text:p text:style-name="Text_20_body"><text:span text:style-name="T2">WHEREAS</text:span>, citizen-initiated ballot measures serve as a supplemental democratic tool that can increase public engagement, accountability, and trust in government without displacing representative institutions; and</text:p>
      <text:p text:style-name="Text_20_body"><text:span text:style-name="T2">WHEREAS</text:span>, local governments are often closest to the people and uniquely positioned to reflect community concerns regarding civic participation and governmental responsiveness; and</text:p>
      <text:p text:style-name="Text_20_body"><text:span text:style-name="T2">WHEREAS</text:span>, expanding access to citizen-initiated ballot measures would provide Maryland voters a lawful and peaceful means to raise issues of broad public concern when traditional legislative avenues prove insufficient;</text:p>
      <text:p text:style-name="Text_20_body"><text:span text:style-name="T2">NOW, THEREFORE, BE IT RESOLVED</text:span>, that the Town Council of Rock Hall expresses its support for the consideration of statewide mechanisms allowing Maryland citizens to place statutory or constitutional questions on the ballot through a structured signature-gathering process; and</text:p>
      <text:p text:style-name="Text_20_body"><text:span text:style-name="T2">BE IT FURTHER RESOLVED</text:span>, that this support is non-binding and does not endorse any specific ballot proposal, but affirms the principle that citizens should have a meaningful procedural avenue to propose measures for voter consideration; and</text:p>
      <text:p text:style-name="Text_20_body"><text:span text:style-name="T2">BE IT FURTHER RESOLVED</text:span>, that a copy of this resolution be transmitted to the Maryland General Assembly, the Governor of Maryland, and the Maryland Association of Counties for their consideration.</text:p>
      <text:p text:style-name="Text_20_body">Adopted this ___ day of ________, 2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title/>
    <dc:description/>
    <dc:subject/>
    <meta:keyword/>
    <meta:initial-creator/>
    <meta:creation-date>2026-02-03T18:28:40Z</meta:creation-date>
    <dc:date>2026-02-03T13:30:33.808595268</dc:date>
    <meta:editing-duration>PT1M20S</meta:editing-duration>
    <meta:editing-cycles>1</meta:editing-cycles>
    <meta:document-statistic meta:table-count="0" meta:image-count="0" meta:object-count="0" meta:page-count="1" meta:paragraph-count="12" meta:word-count="269" meta:character-count="1922" meta:non-whitespace-character-count="1664"/>
  </office:meta>
</office:document-meta>
</file>